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font-weight="normal" officeooo:paragraph-rsid="0000cfc4" style:font-weight-asian="normal" style:font-weight-complex="normal"/>
    </style:style>
    <style:style style:name="P2" style:family="paragraph" style:parent-style-name="Text_20_body">
      <style:text-properties fo:font-weight="normal" officeooo:paragraph-rsid="0000cfc4" style:font-weight-asian="normal" style:font-weight-complex="normal"/>
    </style:style>
    <style:style style:name="P3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4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text-properties officeooo:paragraph-rsid="0003d787"/>
    </style:style>
    <style:style style:name="P7" style:family="paragraph" style:parent-style-name="Text_20_body">
      <style:text-properties fo:font-weight="normal" officeooo:rsid="0003d787" officeooo:paragraph-rsid="0003d787" style:font-weight-asian="normal" style:font-weight-complex="normal"/>
    </style:style>
    <style:style style:name="P8" style:family="paragraph" style:parent-style-name="Heading_20_1"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officeooo:rsid="0003d787" officeooo:paragraph-rsid="0003d787"/>
    </style:style>
    <style:style style:name="P10" style:family="paragraph" style:parent-style-name="Table_20_Contents">
      <style:paragraph-properties fo:text-align="justify" style:justify-single-word="false"/>
      <style:text-properties officeooo:rsid="0000cfc4" officeooo:paragraph-rsid="0000cfc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d787" style:font-weight-asian="normal" style:font-weight-complex="normal"/>
    </style:style>
    <style:style style:name="T3" style:family="text">
      <style:text-properties officeooo:rsid="0003d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: <text:span text:style-name="T3">Realizar Busca Conteúdo</text:span></text:p>
      <text:p text:style-name="P2"/>
      <text:h text:style-name="P8" text:outline-level="1">Atores</text:h>
      <text:p text:style-name="P7"><text:tab/>Visitante, que está acessando o portal.</text:p>
      <text:h text:style-name="P8" text:outline-level="1">Descrição</text:h>
      <text:p text:style-name="P5"><text:span text:style-name="T1"><text:tab/></text:span><text:span text:style-name="T2">O ator, está acessando o portal e em todas as páginas o menu superior está acessível, com o campo de busca, no qual o usuário digita a palavra-chave a ser buscada e então é redirecionado a uma página com o resultado de eventos e notícias, com um link para ser redirecionado para a página geral do acervo com a palavra que buscou se desejar buscar exemplares do acervo.</text:span></text:p>
      <text:h text:style-name="P8" text:outline-level="1">Tipo</text:h>
      <text:p text:style-name="P3"><text:tab/>Primário e essencial.</text:p>
      <text:h text:style-name="P8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Ação do Ator</text:p>
          </table:table-cell>
          <table:table-cell table:style-name="Tabela1.B1" office:value-type="string">
            <text:p text:style-name="P10">Resposta do Sistema</text:p>
          </table:table-cell>
        </table:table-row>
        <table:table-row>
          <table:table-cell table:style-name="Tabela1.A2" office:value-type="string">
            <text:p text:style-name="P9">1 – Acessar o portal</text:p>
          </table:table-cell>
          <table:table-cell table:style-name="Tabela1.B2" office:value-type="string">
            <text:p text:style-name="P9">2 – Exibi página acessada</text:p>
          </table:table-cell>
        </table:table-row>
        <table:table-row>
          <table:table-cell table:style-name="Tabela1.A2" office:value-type="string">
            <text:p text:style-name="P9">3 – Digitar palavra-chave no campo busca no menu superior</text:p>
          </table:table-cell>
          <table:table-cell table:style-name="Tabela1.B2" office:value-type="string">
            <text:p text:style-name="P9">4 – Exibir página com resultado de eventos e notícias com link para redirecionamento para a busca no contexto de acervo.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4"/>
      <text:h text:style-name="P8" text:outline-level="1">Fluxo Alternativo</text:h>
      <text:p text:style-name="P6"><text:span text:style-name="T1"><text:tab/></text:span><text:span text:style-name="T2">4 – A busca pode retornar zero páginas, sendo exibida a mensagem, “Sua busca não retornou resultados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0:24:44.991000000</dc:date>
    <meta:editing-duration>PT23S</meta:editing-duration>
    <meta:editing-cycles>4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6" meta:word-count="154" meta:character-count="875" meta:non-whitespace-character-count="733"/>
  </office:meta>
</office:document-meta>
</file>